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äyttöohje</text:h>
      <text:p text:style-name="P2"/>
      <text:p text:style-name="P3">Ohjelma toimii komentorivisyötteillä. Ohjelma kysyy käyttäjältä mm. aloitus- ja maalipisteen sekä käytettävän algoritmin. Käyttöliittymä toimii numeroilla: joko annetaan koordinaatit tai valitaan parin vaihtoehdon väliltä.</text:p>
      <text:p text:style-name="P3"/>
      <text:p text:style-name="P3">Jar löytynee kansiosta Tiralabra13/tekoalytesti/d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i Lode</meta:initial-creator>
    <meta:creation-date>2013-06-15T16:36:04.18</meta:creation-date>
    <meta:document-statistic meta:table-count="0" meta:image-count="0" meta:object-count="0" meta:page-count="1" meta:paragraph-count="3" meta:word-count="29" meta:character-count="285"/>
    <dc:date>2013-06-15T16:48:15.02</dc:date>
    <dc:creator>Lauri Lode</dc:creator>
    <meta:editing-duration>PT12M12S</meta:editing-duration>
    <meta:editing-cycles>1</meta:editing-cycles>
    <meta:generator>OpenOffice.org/3.3$Win32 OpenOffice.org_project/330m20$Build-9567</meta:generator>
  </office:meta>
</office:document-meta>
</file>